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ans" officeooo:rsid="0016dee9" officeooo:paragraph-rsid="0016dee9"/>
    </style:style>
    <style:style style:name="P2" style:family="paragraph" style:parent-style-name="Standard">
      <style:text-properties style:font-name="FreeSans" officeooo:rsid="0018da43" officeooo:paragraph-rsid="0018da43"/>
    </style:style>
    <style:style style:name="T1" style:family="text">
      <style:text-properties officeooo:rsid="0017bd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01/2019</text:p>
      <text:p text:style-name="P1"/>
      <text:p text:style-name="P1">Avant le TP, nous avions déjà travaillé sur l’architecture de notre code, et la création de nos classes (constructeurs, affichage). Pendant le TP, nous avons effectué la lecture de la base de données et récupéré les données. Nous avons ensuite crée une méthode pour la détection des conflits <text:span text:style-name="T1">qui fonctionne</text:span>.</text:p>
      <text:p text:style-name="P1"/>
      <text:p text:style-name="P1">Pour la semaine prochaine, nous allons chacun de notre coté réfléchir à comment résoudre chaque type de conflit, et commencer à coder des méthodes de résolution de conflits.</text:p>
      <text:p text:style-name="P1"/>
      <text:p text:style-name="P2">31/01/2019</text:p>
      <text:p text:style-name="P2"/>
      <text:p text:style-name="P2">Nous avons fait des statisqtiques sur l’hopital dans une classe Statistiques.</text:p>
      <text:p text:style-name="P2">Nous avons écrit une méthode pour l’écriture dans un fichier des données de l’hopital.</text:p>
      <text:p text:style-name="P2">On a commencé la résolution de conflit d’ubiquité.</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1:31:44.744590318</meta:creation-date>
    <dc:date>2019-01-31T11:44:43.120700123</dc:date>
    <meta:editing-duration>PT7M47S</meta:editing-duration>
    <meta:editing-cycles>3</meta:editing-cycles>
    <meta:generator>LibreOffice/6.0.7.3$Linux_X86_64 LibreOffice_project/00m0$Build-3</meta:generator>
    <meta:document-statistic meta:table-count="0" meta:image-count="0" meta:object-count="0" meta:page-count="1" meta:paragraph-count="7" meta:word-count="113" meta:character-count="713" meta:non-whitespace-character-count="607"/>
  </office:meta>
</office:document-meta>
</file>